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a9f" officeooo:paragraph-rsid="00192a9f"/>
    </style:style>
    <style:style style:name="T1" style:family="text">
      <style:text-properties officeooo:rsid="00192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LC1;</text:p>
      <text:p text:style-name="Standard">use LC1;</text:p>
      <text:p text:style-name="Standard">create table STUDENT(student_id int <text:span text:style-name="T1">primary key</text:span>, Name varchar(20),Department varchar(20),Mark1 int,Mark2 int,CGPA int);</text:p>
      <text:p text:style-name="Standard">insert into STUDENT values(101,'Maaji','IT',80,80,8);</text:p>
      <text:p text:style-name="P1">insert into STUDENT values(102,'Amal','CS',85,95,9);</text:p>
      <text:p text:style-name="P1">insert into STUDENT values(103,'Thejus','CS',75,85,7);</text:p>
      <text:p text:style-name="P1">insert into STUDENT values(104,'Karthik','CS',60,80,7);</text:p>
      <text:p text:style-name="P1">insert into STUDENT values(105,'Anu','IT',70,70,7);</text:p>
      <text:p text:style-name="P1">create table HOSTEL_DETAILS(std_id int primary key,stud_name varchar(20),block varchar(5),room_no int);</text:p>
      <text:p text:style-name="P1">insert into HOSTEL_DETAILS values(101,'Maaji','A',101);</text:p>
      <text:p text:style-name="P1">insert into HOSTEL_DETAILS values(102,'Amal','B',102);</text:p>
      <text:p text:style-name="P1">insert into HOSTEL_DETAILS values(103,'Thejus','C',103);</text:p>
      <text:p text:style-name="P1">insert into HOSTEL_DETAILS values(104,'Karthik','B',104);</text:p>
      <text:p text:style-name="P1">insert into HOSTEL_DETAILS values(105,'Muhsina','A',108);</text:p>
      <text:p text:style-name="P1">select Student_id,Name,Department,Mark1,Mark2,CGPA,block,room_no from STUDENT,HOSTEL_DETAILS where STUDENT.Student_id=HOSTEL_DETAILS.std_id;</text:p>
      <text:p text:style-name="P1">Alter table HOSTEL_DETAILS rename to Hostel;</text:p>
      <text:p text:style-name="P1">update STUDENT set CGPA=8 where Student_id=103;</text:p>
      <text:p text:style-name="P1">select * from STUDENT where CGPA&gt;=8;</text:p>
      <text:p text:style-name="P1">select * from Hostel where block='A';</text:p>
      <text:p text:style-name="P1">select * from STUDENT where Department='CS';</text:p>
      <text:p text:style-name="P1">delete from Hostel where room_no=108;</text:p>
      <text:p text:style-name="P1">update STUDENT set Department='EC' where Name='Anu'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5:18:27.635970709</meta:creation-date>
    <dc:date>2024-08-22T15:41:02.851727922</dc:date>
    <meta:editing-duration>PT22M35S</meta:editing-duration>
    <meta:editing-cycles>1</meta:editing-cycles>
    <meta:generator>LibreOffice/7.6.7.2$Linux_X86_64 LibreOffice_project/60$Build-2</meta:generator>
    <meta:document-statistic meta:table-count="0" meta:image-count="0" meta:object-count="0" meta:page-count="1" meta:paragraph-count="22" meta:word-count="113" meta:character-count="1231" meta:non-whitespace-character-count="1140"/>
  </office:meta>
</office:document-meta>
</file>